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4" style:family="paragraph" style:parent-style-name="Standard" style:master-page-name="">
      <style:paragraph-properties fo:margin-left="1in" fo:margin-right="0in" fo:text-indent="-1in" style:auto-text-indent="false" style:page-number="auto"/>
    </style:style>
    <style:style style:name="P5" style:family="paragraph" style:parent-style-name="Standard">
      <style:paragraph-properties fo:margin-left="1in" fo:margin-right="0in" fo:text-indent="-1in" style:auto-text-indent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Name: <text:tab/>Mike Doe</text:p>
      <text:p text:style-name="Standard">Company:<text:tab/>Big Bucket</text:p>
      <text:p text:style-name="Standard">Title :<text:tab/><text:tab/>CTO/Co-founder of a start-up <text:s/></text:p>
      <text:p text:style-name="Standard">Looking for: <text:tab/>VC and SEO to get the project jump started.</text:p>
      <text:p text:style-name="Standard"/>
      <text:p text:style-name="P4">Scenario: <text:tab/>Mike went to Stratevarius.com. On the front page, he saw a button that said “I'm a Start-Up looking for ...”. <text:s/>He clicked on it and went to a new page that said “Sign Up or Login”. Since Mike is new this page, he sign up for an account. <text:s/>Mike filled in:</text:p>
      <text:list xml:id="list856839033829570156" text:style-name="L2">
        <text:list-item>
          <text:p text:style-name="P2">Company Name</text:p>
        </text:list-item>
        <text:list-item>
          <text:p text:style-name="P2">User Name</text:p>
        </text:list-item>
        <text:list-item>
          <text:p text:style-name="P2">Title</text:p>
        </text:list-item>
        <text:list-item>
          <text:p text:style-name="P2">Email</text:p>
        </text:list-item>
        <text:list-item>
          <text:p text:style-name="P2">Password</text:p>
        </text:list-item>
        <text:list-item>
          <text:p text:style-name="P2">Looking for [A drop down menu of all category that Stratevarius offers]</text:p>
        </text:list-item>
        <text:list-item>
          <text:p text:style-name="P2">What I can offer [A drop down menu of all categories]</text:p>
        </text:list-item>
      </text:list>
      <text:p text:style-name="P5"><text:tab/>A new page load. Since Mike picked what he is looking for when he sign-up, which is VC, the page is populated with a list of VC. Mike went over the list and found one that he likes.</text:p>
      <text:p text:style-name="P3"/>
      <text:p text:style-name="Standard">User Name: <text:tab/>John Hey</text:p>
      <text:p text:style-name="Standard">Company:<text:tab/>J.H. Whitney</text:p>
      <text:p text:style-name="Standard">Title: <text:tab/><text:tab/>VC </text:p>
      <text:p text:style-name="Standard">Looking for: <text:tab/>Seeding Interesting projects</text:p>
      <text:p text:style-name="Standard"/>
      <text:p text:style-name="Standard">User Name: <text:tab/>Bob Smith</text:p>
      <text:p text:style-name="Standard">Company:<text:tab/>Cyberflavors</text:p>
      <text:p text:style-name="Standard">Title: <text:tab/><text:tab/>SEO Expert</text:p>
      <text:p text:style-name="Standard">Looking for: <text:s/><text:tab/>New clients who needs SEO services for their startup</text:p>
      <text:p text:style-name="Standard"/>
      <text:p text:style-name="Standard">User Name: <text:tab/>Jen Johnson</text:p>
      <text:p text:style-name="Standard">Company:<text:tab/>Lincoln Property Company</text:p>
      <text:p text:style-name="Standard">Title: <text:tab/><text:tab/>Broker</text:p>
      <text:p text:style-name="Standard">Looking for:<text:tab/>New tenants and SEO services for their property company</text:p>
      <text:p text:style-name="Standard"/>
      <text:p text:style-name="P3"/>
      <text:p text:style-name="Standard">Questions:</text:p>
      <text:list xml:id="list9179868830908772717" text:style-name="L1">
        <text:list-item>
          <text:p text:style-name="P1">Can an exec search other exec?</text:p>
        </text:list-item>
        <text:list-item>
          <text:p text:style-name="P1">When should a user login?</text:p>
        </text:list-item>
        <text:list-item>
          <text:p text:style-name="P1">What extra function can an user do after logged i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 S</meta:initial-creator>
    <meta:creation-date>2014-11-14T13:08:21</meta:creation-date>
    <dc:date>2014-11-14T15:51:16</dc:date>
    <dc:creator>G S</dc:creator>
    <meta:editing-duration>PT2H27M38S</meta:editing-duration>
    <meta:editing-cycles>5</meta:editing-cycles>
    <meta:generator>OpenOffice/4.1.0$Unix OpenOffice.org_project/410m18$Build-9764</meta:generator>
    <meta:document-statistic meta:table-count="0" meta:image-count="0" meta:object-count="0" meta:page-count="1" meta:paragraph-count="29" meta:word-count="231" meta:character-count="1235"/>
  </office:meta>
</office:document-meta>
</file>